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46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2" table:default-cell-style-name="ce5"/>
        <table:table-column table:style-name="co4" table:default-cell-style-name="ce4"/>
        <table:table-column table:style-name="co4" table:number-columns-repeated="3" table:default-cell-style-name="ce5"/>
        <table:table-column table:style-name="co4" table:number-columns-repeated="2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table:number-columns-spanned="7" table:number-rows-spanned="1">
            <text:p>Paràmetres d'Execucions massives</text:p>
          </table:table-cell>
          <table:covered-table-cell table:number-columns-repeated="5" table:style-name="Heading"/>
          <table:covered-table-cell/>
          <table:table-cell table:number-columns-repeated="1017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Canviar versió procé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/>
          <table:table-cell table:style-name="ce8" table:number-columns-repeated="1016"/>
        </table:table-row>
        <table:table-row table:style-name="ro5">
          <table:table-cell table:style-name="ce4" office:value-type="string">
            <text:p>null</text:p>
          </table:table-cell>
          <table:table-cell office:value-type="string" table:number-columns-spanned="2" table:number-rows-spanned="1">
            <text:p>definicioProces.id</text:p>
            <text:p>(Proces principal)</text:p>
          </table:table-cell>
          <table:covered-table-cell/>
          <table:table-cell table:style-name="ce4" office:value-type="string" table:number-columns-spanned="2" table:number-rows-spanned="1">
            <text:p>[definicioProces.id]</text:p>
            <text:p>(subprocessos)</text:p>
          </table:table-cell>
          <table:covered-table-cell/>
          <table:table-cell table:style-name="ce4" office:value-type="string" table:number-columns-spanned="2" table:number-rows-spanned="1">
            <text:p>[keys]</text:p>
            <text:p>(arbre de processos)</text:p>
          </table:table-cell>
          <table:covered-table-cell table:style-name="ce7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Executar script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script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Atrurar tramitació de l'expedient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motiu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Executar acció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accio.id</text:p>
          </table:table-cell>
          <table:covered-table-cell table:number-columns-repeated="3"/>
          <table:covered-table-cell table:style-name="ce5"/>
          <table:covered-table-cell/>
          <table:table-cell/>
          <table:table-cell table:style-name="ce8" table:number-columns-repeated="1016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Modificar variable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9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 table:number-columns-repeated="1017"/>
        </table:table-row>
        <table:table-row table:style-name="ro7">
          <table:table-cell office:value-type="string">
            <text:p>codi variable</text:p>
          </table:table-cell>
          <table:table-cell office:value-type="string" table:number-columns-spanned="2" table:number-rows-spanned="1">
            <text:p>entorn.id</text:p>
          </table:table-cell>
          <table:covered-table-cell table:style-name="ce7"/>
          <table:table-cell table:style-name="ce4" office:value-type="string" table:number-columns-spanned="2" table:number-rows-spanned="1">
            <text:p>tasca.id</text:p>
          </table:table-cell>
          <table:covered-table-cell/>
          <table:table-cell table:style-name="ce4" office:value-type="string" table:number-columns-spanned="2" table:number-rows-spanned="1">
            <text:p>valors variable</text:p>
          </table:table-cell>
          <table:covered-table-cell table:style-name="ce7"/>
          <table:table-cell table:number-columns-repeated="1017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Modificar document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4" table:number-rows-spanned="1">
            <text:p>Param2</text:p>
          </table:table-cell>
          <table:covered-table-cell table:number-columns-repeated="3" table:style-name="ce3"/>
          <table:table-cell table:style-name="ce2" office:value-type="string" table:number-columns-spanned="2" table:number-rows-spanned="2">
            <text:p>Operació</text:p>
          </table:table-cell>
          <table:covered-table-cell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3" office:value-type="string">
            <text:p>Param2[0]</text:p>
          </table:table-cell>
          <table:table-cell table:style-name="ce3" office:value-type="string">
            <text:p>Param2[1]</text:p>
          </table:table-cell>
          <table:table-cell table:style-name="ce3" office:value-type="string">
            <text:p>Param2[2]</text:p>
          </table:table-cell>
          <table:table-cell table:style-name="ce3" office:value-type="string">
            <text:p>Param2[3]</text:p>
          </table:table-cell>
          <table:covered-table-cell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fileName</text:p>
          </table:table-cell>
          <table:table-cell table:style-name="ce5" office:value-type="string">
            <text:p>null</text:p>
          </table:table-cell>
          <table:table-cell office:value-type="string">
            <text:p>data</text:p>
          </table:table-cell>
          <table:table-cell office:value-type="string">
            <text:p>titol</text:p>
          </table:table-cell>
          <table:table-cell office:value-type="string">
            <text:p>contingut</text:p>
          </table:table-cell>
          <table:table-cell table:style-name="ce4" office:value-type="string" table:number-columns-spanned="2" table:number-rows-spanned="1">
            <text:p>Adjuntar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generate”</text:p>
          </table:table-cell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Generar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fileName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nom (codi)</text:p>
          </table:table-cell>
          <table:table-cell office:value-type="string">
            <text:p>contingut</text:p>
          </table:table-cell>
          <table:table-cell table:style-name="ce4" office:value-type="string" table:number-columns-spanned="2" table:number-rows-spanned="1">
            <text:p>Modificar document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codi</text:p>
          </table:table-cell>
          <table:table-cell table:style-name="ce5" office:value-type="string">
            <text:p>docId</text:p>
          </table:table-cell>
          <table:table-cell office:value-type="string">
            <text:p>data</text:p>
          </table:table-cell>
          <table:table-cell office:value-type="string">
            <text:p>“date”</text:p>
          </table:table-cell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Modificar data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office:value-type="string">
            <text:p>null</text:p>
          </table:table-cell>
          <table:table-cell office:value-type="string">
            <text:p>“delete”</text:p>
          </table:table-cell>
          <table:table-cell office:value-type="string">
            <text:p>null</text:p>
          </table:table-cell>
          <table:table-cell table:style-name="ce4" office:value-type="string" table:number-columns-spanned="2" table:number-rows-spanned="1">
            <text:p>Esborrar</text:p>
          </table:table-cell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Reindexar expedient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office:value-type="string" table:number-columns-spanned="6" table:number-rows-spanned="1">
            <text:p>null</text:p>
          </table:table-cell>
          <table:covered-table-cell table:number-columns-repeated="3"/>
          <table:covered-table-cell table:number-columns-repeated="2" table:style-name="ce5"/>
          <table:table-cell table:style-name="ce6" table:number-columns-repeated="1017"/>
        </table:table-row>
        <table:table-row table:style-name="ro3">
          <table:table-cell table:style-name="ce6" table:number-columns-repeated="1024"/>
        </table:table-row>
        <table:table-row table:style-name="ro6" table:number-rows-repeated="2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Encapçalament_20_2" office:value-type="string">
            <text:p>Tasque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ce7"/>
          <table:table-cell table:number-columns-repeated="1017"/>
        </table:table-row>
        <table:table-row table:style-name="ro3">
          <table:covered-table-cell table:style-name="ce3"/>
          <table:table-cell table:style-name="ce2" office:value-type="string">
            <text:p>Param2[0]</text:p>
          </table:table-cell>
          <table:table-cell table:style-name="ce2" office:value-type="string">
            <text:p>Param2[1]</text:p>
          </table:table-cell>
          <table:table-cell table:style-name="ce2" office:value-type="string">
            <text:p>Param2[2]</text:p>
          </table:table-cell>
          <table:table-cell table:style-name="ce2" office:value-type="string">
            <text:p>Param2[3]</text:p>
          </table:table-cell>
          <table:table-cell table:style-name="ce2" office:value-type="string">
            <text:p>Param2[4]</text:p>
          </table:table-cell>
          <table:table-cell table:style-name="ce2"/>
          <table:table-cell table:number-columns-repeated="1017"/>
        </table:table-row>
        <table:table-row table:style-name="ro7">
          <table:table-cell office:value-type="string">
            <text:p>“Guardar”</text:p>
          </table:table-cell>
          <table:table-cell office:value-type="string">
            <text:p>entorn.id</text:p>
          </table:table-cell>
          <table:table-cell table:style-name="ce4" office:value-type="string">
            <text:p>Map variables</text:p>
          </table:table-cell>
          <table:table-cell table:style-name="ce4"/>
          <table:table-cell/>
          <table:table-cell table:style-name="ce7" table:number-columns-repeated="2"/>
          <table:table-cell table:number-columns-repeated="1017"/>
        </table:table-row>
        <table:table-row table:style-name="ro7">
          <table:table-cell office:value-type="string">
            <text:p>“Validar”</text:p>
          </table:table-cell>
          <table:table-cell office:value-type="string">
            <text:p>entorn.id</text:p>
          </table:table-cell>
          <table:table-cell table:style-name="ce4" office:value-type="string">
            <text:p>Map variables</text:p>
          </table:table-cell>
          <table:table-cell table:style-name="ce4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Completar”</text:p>
          </table:table-cell>
          <table:table-cell office:value-type="string">
            <text:p>entorn.id</text:p>
          </table:table-cell>
          <table:table-cell table:style-name="ce4" office:value-type="string">
            <text:p>Transició</text:p>
          </table:table-cell>
          <table:table-cell table:style-name="ce4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Restaurar”</text:p>
          </table:table-cell>
          <table:table-cell office:value-type="string">
            <text:p>entorn.id</text:p>
          </table:table-cell>
          <table:table-cell table:style-name="ce4" table:number-columns-repeated="2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Accio”</text:p>
          </table:table-cell>
          <table:table-cell office:value-type="string">
            <text:p>entorn.id</text:p>
          </table:table-cell>
          <table:table-cell table:style-name="ce4" office:value-type="string">
            <text:p>Acció</text:p>
          </table:table-cell>
          <table:table-cell table:style-name="ce4"/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DocGuard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data</text:p>
          </table:table-cell>
          <table:table-cell office:value-type="string">
            <text:p>contingut</text:p>
          </table:table-cell>
          <table:table-cell table:style-name="ce5" office:value-type="string">
            <text:p>fileName</text:p>
          </table:table-cell>
          <table:table-cell table:style-name="ce7"/>
          <table:table-cell table:number-columns-repeated="1017"/>
        </table:table-row>
        <table:table-row table:style-name="ro7">
          <table:table-cell office:value-type="string">
            <text:p>“DocEsborr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DocGenerar”</text:p>
          </table:table-cell>
          <table:table-cell office:value-type="string">
            <text:p>entorn.id</text:p>
          </table:table-cell>
          <table:table-cell office:value-type="string">
            <text:p>docId</text:p>
          </table:table-cell>
          <table:table-cell office:value-type="string">
            <text:p>data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RegEsborr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index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7">
          <table:table-cell office:value-type="string">
            <text:p>“RegGuardar”</text:p>
          </table:table-cell>
          <table:table-cell office:value-type="string">
            <text:p>entorn.id</text:p>
          </table:table-cell>
          <table:table-cell office:value-type="string">
            <text:p>codi</text:p>
          </table:table-cell>
          <table:table-cell office:value-type="string">
            <text:p>valors</text:p>
          </table:table-cell>
          <table:table-cell office:value-type="string">
            <text:p>index</text:p>
          </table:table-cell>
          <table:table-cell table:style-name="ce5" table:number-columns-repeated="2"/>
          <table:table-cell table:number-columns-repeated="1017"/>
        </table:table-row>
      </table:table>
      <table:table table:name="Full2" table:style-name="ta1">
        <table:table-column table:style-name="co3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666666" style:text-align-source="fix" style:repeat-content="false" style:vertical-justify="auto"/>
      <style:paragraph-properties fo:text-align="start" css3t:text-justify="auto"/>
      <style:text-properties fo:color="#ffffff" fo:font-size="1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Encapçalament_20_2" style:display-name="Encapçalament 2" style:family="table-cell" style:parent-style-name="Heading">
      <style:table-cell-properties fo:border-bottom="0.06pt solid #000000" fo:background-color="#cccccc" style:text-align-source="fix" style:repeat-content="false" fo:border-left="none" fo:border-right="none" fo:border-top="none" style:vertical-justify="auto"/>
      <style:paragraph-properties fo:text-align="start" css3t:text-justify="auto"/>
      <style:text-properties style:use-window-font-color="true" fo:font-size="12pt" fo:font-style="normal"/>
    </style:style>
  </office:styles>
  <office:automatic-styles>
    <style:page-layout style:name="Mpm1">
      <style:page-layout-properties fo:margin-left="1.499cm" fo:margin-right="1.499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on </meta:initial-creator>
    <meta:creation-date>2013-04-30T08:35:49</meta:creation-date>
    <dc:date>2013-05-20T12:09:02</dc:date>
    <dc:creator>sion </dc:creator>
    <meta:editing-duration>PT47M16S</meta:editing-duration>
    <meta:editing-cycles>7</meta:editing-cycles>
    <meta:generator>LibreOffice/3.5$Linux_X86_64 LibreOffice_project/350m1$Build-2</meta:generator>
    <meta:printed-by>sion </meta:printed-by>
    <meta:print-date>2013-05-07T11:52:43</meta:print-date>
    <meta:document-statistic meta:table-count="3" meta:cell-count="123" meta:object-count="0"/>
  </office:meta>
</office:document-meta>
</file>